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10 Pitch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style:use-window-font-color="true" style:font-name="Courier 10 Pitch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use-window-font-color="true" style:font-name="FreeSans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 style:list-style-name="L1">
      <style:text-properties style:use-window-font-color="true" style:font-name="FreeSans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use-window-font-color="true" style:font-name="FreeSans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FreeSans" fo:font-size="11.25pt" fo:font-style="normal" style:text-underline-style="none" fo:font-weight="bold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FreeSans" fo:font-size="11.25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FreeSans" fo:font-size="11pt" style:font-size-asian="11pt" style:font-size-complex="11pt"/>
    </style:style>
    <style:style style:name="P9" style:family="paragraph" style:parent-style-name="Standard" style:list-style-name="L2">
      <style:text-properties style:font-name="FreeSans" fo:font-size="11pt" style:font-size-asian="11pt" style:font-size-complex="11pt"/>
    </style:style>
    <style:style style:name="P10" style:family="paragraph" style:parent-style-name="Standard">
      <style:text-properties style:font-name="Free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FreeSans" fo:font-size="11pt" fo:font-weight="normal"/>
    </style:style>
    <style:style style:name="P12" style:family="paragraph" style:parent-style-name="Standard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6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FreeSans"/>
    </style:style>
    <style:style style:name="P18" style:family="paragraph" style:parent-style-name="Text_20_body">
      <style:text-properties style:font-name="FreeSans" fo:font-weight="bold" style:font-weight-asian="bold" style:font-weight-complex="bold"/>
    </style:style>
    <style:style style:name="P19" style:family="paragraph" style:parent-style-name="Text_20_body">
      <style:paragraph-properties fo:margin-top="0in" fo:margin-bottom="0in" fo:line-height="114%" style:writing-mode="lr-tb"/>
      <style:text-properties style:font-name="FreeSans" fo:font-weight="bold" style:font-weight-asian="bold" style:font-weight-complex="bold"/>
    </style:style>
    <style:style style:name="P20" style:family="paragraph" style:parent-style-name="Text_20_body">
      <style:paragraph-properties fo:margin-top="0in" fo:margin-bottom="0in" fo:line-height="114%" style:writing-mode="lr-tb"/>
      <style:text-properties style:font-name="FreeSans"/>
    </style:style>
    <style:style style:name="P21" style:family="paragraph" style:parent-style-name="Text_20_body">
      <style:paragraph-properties fo:margin-top="0in" fo:margin-bottom="0in" fo:line-height="114%" style:writing-mode="lr-tb"/>
      <style:text-properties style:font-name="FreeSans" fo:font-weight="normal"/>
    </style:style>
    <style:style style:name="T1" style:family="text">
      <style:text-properties style:use-window-font-color="true" style:font-name="Courier 10 Pitch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1.25pt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ize="11.25pt" fo:font-style="normal" style:text-underline-style="none" fo:font-weight="bold" style:text-blinking="false" fo:background-color="transparent"/>
    </style:style>
    <style:style style:name="T13" style:family="text"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T14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579f4c43-4e1f-eac6-7c06-586ecdfe4b38"/>CS290 Lab 7, Group 1 Team Member Contributions and Tool Support</text:p>
      <text:p text:style-name="P7"><text:bookmark text:name="docs-internal-guid-579f4c43-4e20-5aaa-af1d-3ce895ea4bdf"/>Eric Weyant, Kara King, Dibyajyoti Mukherjee, Andreas Langrebe, Shane Regel</text:p>
      <text:p text:style-name="P6"/>
      <text:p text:style-name="P3"/>
      <text:p text:style-name="P5">Andreas Landgrebe:</text:p>
      <text:list xml:id="list2047146395" text:style-name="L1">
        <text:list-item>
          <text:p text:style-name="P4">Printed the output for Deliverable 5.</text:p>
        </text:list-item>
        <text:list-item>
          <text:p text:style-name="P4">Description of the output made from running the run.sh script for Deliverable 6.</text:p>
        </text:list-item>
      </text:list>
      <text:p text:style-name="P3"/>
      <text:p text:style-name="P5">Kara King:</text:p>
      <text:list xml:id="list2016706516" text:style-name="L2">
        <text:list-item>
          <text:p text:style-name="P9">Description of the the target in the build.xml and order for mutation for Deliverable 2.</text:p>
        </text:list-item>
        <text:list-item>
          <text:p text:style-name="P9">Listing of the steps for the Demonstration of MAJOR for Deliverable 8.</text:p>
        </text:list-item>
      </text:list>
      <text:p text:style-name="P8"/>
      <text:p text:style-name="P10">Dibyajyoti Mukherjee:</text:p>
      <text:list xml:id="list1821738052" text:style-name="L3">
        <text:list-item>
          <text:p text:style-name="P13">Extra Credit to explain how to use MAJOR to perform mutation analysis on ReleasePlanner project to make sure that this demo of MAJOR will work properly.</text:p>
        </text:list-item>
      </text:list>
      <text:list xml:id="list2010247783" text:style-name="L4">
        <text:list-item>
          <text:p text:style-name="P14">Maintained build.xml file in order to run with the main method and also run MAJOR with ReleasePlanner.</text:p>
        </text:list-item>
      </text:list>
      <text:p text:style-name="P12"/>
      <text:p text:style-name="P10">Eric Weyant:</text:p>
      <text:list xml:id="list1785380648" text:style-name="L5">
        <text:list-item>
          <text:p text:style-name="P15">Write a main method in Triangle.java for demonstration purposes for Deliverable 3. </text:p>
        </text:list-item>
        <text:list-item>
          <text:p text:style-name="P15">Print the output from running Triangle.java with the modified main verision for Deliverable 4.</text:p>
        </text:list-item>
      </text:list>
      <text:p text:style-name="P12"/>
      <text:p text:style-name="P10">Shane Regel:</text:p>
      <text:list xml:id="list1944551090" text:style-name="L6">
        <text:list-item>
          <text:p text:style-name="P16">Thoughtful commentary on one live and one killed source code mutant for Deliverable 7.</text:p>
        </text:list-item>
        <text:list-item>
          <text:p text:style-name="P16">Converted deliverables into LaTeX.</text:p>
        </text:list-item>
      </text:list>
      <text:p text:style-name="P12"/>
      <text:p text:style-name="P11"><text:bookmark text:name="docs-internal-guid-579f4c43-4e08-17c6-989b-109f457247f9"/><text:span text:style-name="T14">Tools:</text:span></text:p>
      <text:p text:style-name="P11"><text:span text:style-name="T14"/></text:p>
      <text:p text:style-name="P19"><text:span text:style-name="T9">Gvim: </text:span><text:span text:style-name="T11">Gvim was used to create the main method and also analyze the Triangle.java program.</text:span></text:p>
      <text:p text:style-name="P20"><text:span text:style-name="T12"/></text:p>
      <text:p text:style-name="P20"><text:span text:style-name="T12">LaTeX(Texmaker):</text:span><text:span text:style-name="T8"> </text:span><text:span text:style-name="T10">Texmaker was used to compile LaTeX code for each deliverable.</text:span></text:p>
      <text:p text:style-name="P17"/>
      <text:p text:style-name="P21"><text:span text:style-name="T12">BitBucket:</text:span><text:span text:style-name="T7"> </text:span><text:span text:style-name="T9">Bitbucket was used via Git commands so we were able to maintain version control throughout the lab.</text:span></text:p>
      <text:p text:style-name="P17"/>
      <text:p text:style-name="P18">Major Mutation System: <text:span text:style-name="T2">Major was used for mutation analysis of the Triangle project in conjunction with the Ant build system. </text:span></text:p>
      <text:p text:style-name="P17"/>
      <text:p text:style-name="P20"><text:span text:style-name="T12">Apache Ant: </text:span><text:span text:style-name="T10">Ant is used with our group’s build.xml file to run our entire project alongside in conjunction with other tools such as MAJ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3-11-12T12:46:24</meta:creation-date>
    <dc:date>2013-11-12T16:05:33</dc:date>
    <dc:creator>Eric Weyant</dc:creator>
    <meta:editing-duration>PT16M1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3" meta:word-count="263" meta:character-count="1594" meta:non-whitespace-character-count="1362"/>
  </office:meta>
</office:document-meta>
</file>